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Helvetica, Arial, sans-serif"/>
    <style:font-face style:name="Menlo-Regular" svg:font-family="Menlo-Regular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bottom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 style:data-style-name="N116">
      <style:table-cell-properties fo:padding="0.0382in" fo:border-left="0.0007in solid #000000" fo:border-right="none" fo:border-top="none" fo:border-bottom="0.0007in solid #000000"/>
    </style:style>
    <style:style style:name="Table1.E3" style:family="table-cell" style:data-style-name="N116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24pt" fo:font-weight="bold" style:font-size-asian="24pt" style:font-size-complex="24pt"/>
    </style:style>
    <style:style style:name="P2" style:family="paragraph" style:parent-style-name="Text_20_body">
      <style:text-properties fo:font-size="14pt" fo:font-weight="bold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weight="bold" style:font-weight-asian="normal" style:font-weight-complex="normal"/>
    </style:style>
    <style:style style:name="P4" style:family="paragraph" style:parent-style-name="Text_20_body">
      <style:text-properties fo:font-size="14pt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4pt" fo:font-weight="normal" style:font-weight-asian="normal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ff0000" fo:font-size="14pt" fo:font-weight="normal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ff0000" fo:font-size="14pt" fo:font-weight="normal" style:font-weight-asian="normal" style:font-weight-complex="normal"/>
    </style:style>
    <style:style style:name="P11" style:family="paragraph" style:parent-style-name="Text_20_body">
      <style:text-properties fo:color="#ff0000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color="#ff0000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color="#000000" fo:font-size="14pt"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style:use-window-font-color="true" fo:font-size="14pt" fo:font-weight="normal" style:font-weight-asian="normal" style:font-weight-complex="normal"/>
    </style:style>
    <style:style style:name="P16" style:family="paragraph" style:parent-style-name="List_20_Heading">
      <style:paragraph-properties fo:text-align="justify" style:justify-single-word="false"/>
      <style:text-properties fo:font-size="14pt" fo:font-weight="bold" style:font-weight-asian="normal" style:font-weight-complex="normal"/>
    </style:style>
    <style:style style:name="P17" style:family="paragraph" style:parent-style-name="List_20_Heading">
      <style:paragraph-properties loext:contextual-spacing="false" fo:margin-top="0in" fo:margin-bottom="0.1965in" fo:text-align="justify" style:justify-single-word="false"/>
      <style:text-properties fo:font-size="14pt" fo:font-weight="bold" style:font-size-asian="14pt" style:font-size-complex="14pt"/>
    </style:style>
    <style:style style:name="P18" style:family="paragraph" style:parent-style-name="List_20_Heading">
      <style:paragraph-properties loext:contextual-spacing="false" fo:margin-top="0in" fo:margin-bottom="0.1965in" fo:text-align="start" style:justify-single-word="false"/>
      <style:text-properties fo:font-size="14pt" fo:font-weight="bold" style:font-size-asian="14pt" style:font-size-complex="14pt"/>
    </style:style>
    <style:style style:name="P19" style:family="paragraph" style:parent-style-name="List_20_Heading">
      <style:paragraph-properties loext:contextual-spacing="false" fo:margin-top="0in" fo:margin-bottom="0.1965in"/>
      <style:text-properties fo:font-size="14pt" style:font-size-asian="14pt" style:font-size-complex="14pt"/>
    </style:style>
    <style:style style:name="P20" style:family="paragraph" style:parent-style-name="List_20_Contents">
      <style:paragraph-properties loext:contextual-spacing="false" fo:margin-top="0in" fo:margin-bottom="0.1965in" fo:text-align="center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fo:color="#ff0000"/>
    </style:style>
    <style:style style:name="P23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List_20_Contents">
      <style:paragraph-properties loext:contextual-spacing="false" fo:margin-left="0in" fo:margin-right="0in" fo:margin-top="0in" fo:margin-bottom="0.1965in" fo:text-align="justify" style:justify-single-word="false" fo:text-indent="0in" style:auto-text-indent="false"/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List_20_Contents">
      <style:paragraph-properties fo:text-align="justify" style:justify-single-word="false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List_20_Contents">
      <style:paragraph-properties loext:contextual-spacing="false" fo:margin-left="0in" fo:margin-right="0in" fo:margin-top="0in" fo:margin-bottom="0.1965in" fo:text-align="justify" style:justify-single-word="false" fo:text-indent="0in" style:auto-text-indent="false"/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List_20_Contents">
      <style:paragraph-properties fo:margin-left="0in" fo:margin-right="0in" fo:margin-top="0in" fo:margin-bottom="0.1965in" fo:text-align="justify" style:justify-single-word="false" fo:text-indent="0in" style:auto-text-indent="false"/>
    </style:style>
    <style:style style:name="P29" style:family="paragraph" style:parent-style-name="List_20_Contents">
      <style:paragraph-properties fo:margin-left="0in" fo:margin-right="0in" fo:text-indent="0in" style:auto-text-indent="false"/>
      <style:text-properties fo:color="#ff0000"/>
    </style:style>
    <style:style style:name="P30" style:family="paragraph" style:parent-style-name="List_20_Contents">
      <style:paragraph-properties fo:margin-left="0in" fo:margin-right="0in" fo:text-align="justify" style:justify-single-word="false" fo:text-indent="0in" style:auto-text-indent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1" style:family="paragraph" style:parent-style-name="Text_20_body">
      <style:text-properties fo:color="#000000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/>
    </style:style>
    <style:style style:name="T4" style:family="text">
      <style:text-properties fo:font-style="italic" fo:font-weight="normal" style:font-style-asian="italic" style:font-style-complex="italic"/>
    </style:style>
    <style:style style:name="T5" style:family="text">
      <style:text-properties fo:font-style="italic" fo:font-weight="normal" style:font-style-asian="normal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normal" fo:font-weight="normal" style:font-style-asian="normal" style:font-style-complex="normal"/>
    </style:style>
    <style:style style:name="T8" style:family="text">
      <style:text-properties style:text-position="super 58%" fo:font-size="13pt" style:font-size-asian="13pt" style:font-size-complex="13pt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4pt" fo:font-weight="normal" fo:background-color="#e6e6e6" style:font-weight-asian="normal" style:font-weight-complex="normal" loext:char-shading-value="0"/>
    </style:style>
    <style:style style:name="T12" style:family="text">
      <style:text-properties fo:font-size="15pt"/>
    </style:style>
    <style:style style:name="T13" style:family="text">
      <style:text-properties style:font-weight-asian="bold" style:font-weight-complex="bold"/>
    </style:style>
    <style:style style:name="T14" style:family="text">
      <style:text-properties fo:font-size="14pt" fo:font-weight="normal" style:font-weight-asian="normal" style:font-weight-complex="normal"/>
    </style:style>
    <style:style style:name="T15" style:family="text">
      <style:text-properties fo:color="#ff0000" fo:font-style="normal" style:font-size-asian="14pt" style:font-style-asian="normal" style:font-size-complex="14pt" style:font-style-complex="normal"/>
    </style:style>
    <style:style style:name="T16" style:family="text">
      <style:text-properties fo:color="#ff0000" style:font-name="Menlo-Regular" fo:font-size="11pt" fo:font-style="normal" fo:font-weight="normal" style:font-name-asian="Menlo-Regular" style:font-size-asian="11pt" style:font-style-asian="normal" style:font-weight-asian="normal" style:font-name-complex="Menlo-Regular" style:font-size-complex="11pt" style:font-style-complex="normal" style:font-weight-complex="normal"/>
    </style:style>
    <style:style style:name="T17" style:family="text">
      <style:text-properties fo:color="#ff0000" style:font-name="Menlo-Regular" fo:font-size="11pt" style:font-name-asian="Menlo-Regular" style:font-size-asian="11pt" style:font-name-complex="Menlo-Regular" style:font-size-complex="11pt"/>
    </style:style>
    <style:style style:name="T18" style:family="text"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ff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ff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ff0000" style:text-position="super 58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ff0000" style:text-position="super 58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ff0000" fo:font-size="13pt" style:font-size-asian="13pt" style:font-size-complex="13pt"/>
    </style:style>
    <style:style style:name="T26" style:family="text">
      <style:text-properties fo:color="#ff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ff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ff0000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weight-asian="normal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style:font-style-asian="normal" style:font-style-complex="normal"/>
    </style:style>
    <style:style style:name="T34" style:family="text">
      <style:text-properties fo:font-style="normal" style:font-size-asian="14pt" style:font-style-asian="normal" style:font-size-complex="14pt" style:font-style-complex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font-name="Menlo-Regular" fo:font-size="11pt" style:font-name-asian="Menlo-Regular" style:font-size-asian="11pt" style:font-name-complex="Menlo-Regular" style:font-size-complex="11pt"/>
    </style:style>
    <style:style style:name="T38" style:family="text">
      <style:text-properties fo:font-variant="normal" fo:text-transform="none" fo:color="#ff0000" style:font-name="Helvetica Neue" fo:font-size="11.3000001907349pt" fo:letter-spacing="normal" fo:font-style="normal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116">
      <number:number number:decimal-places="6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3</text:p>
      <text:p text:style-name="Horizontal_20_Line"/>
      <text:p text:style-name="P4"><text:span text:style-name="T12">Student's Name Yuta Nemoto <text:s text:c="13"/>ID:</text:span> s1240234</text:p>
      <text:p text:style-name="P4"/>
      <text:p text:style-name="P2">Problem 1 <text:span text:style-name="T9">(30 points). </text:span><text:s/></text:p>
      <text:p text:style-name="P3"><text:span text:style-name="T9">Investigation of the University of Aizu local network. (In order to be able to use the <text:s/>LDAP system, you need to work under the SunOS. For that, remote login to any SunOS computer from </text:span><text:span text:style-name="T9">exercise </text:span><text:span text:style-name="T9">room </text:span><text:span text:style-name="T13">std3</text:span><text:span text:style-name="T9"> or </text:span><text:span text:style-name="T13">std4 – std3</text:span><text:span text:style-name="T13">dc3, std3dc4, … , std3dc40, std4dc3, std4dc4, … , std4dc40</text:span><text:span text:style-name="T13">. </text:span><text:span text:style-name="T9">The command to access the LDAP information is “getent”).</text:span></text:p>
      <text:p text:style-name="P5"/>
      <text:p text:style-name="P5">(a) How many users are registered in the University's LDAP system? Show the command line.</text:p>
      <text:p text:style-name="P10"><text:span text:style-name="T35">Command: </text:span><text:span text:style-name="T34">Put your answer here.</text:span></text:p>
      <text:p text:style-name="P10"><text:span text:style-name="T35"># of users = </text:span><text:span text:style-name="T34">Put your answer here.</text:span></text:p>
      <text:p text:style-name="P5"/>
      <text:p text:style-name="P4">(b) What is the number of hosts - computers, printers, etc., in the <text:span text:style-name="T2">u-aizu.ac.jp</text:span> Internet domain? (Show the command line)</text:p>
      <text:p text:style-name="P9"><text:span text:style-name="T35">Command: </text:span><text:span text:style-name="T34">Put your answer here.</text:span></text:p>
      <text:p text:style-name="P9"><text:span text:style-name="T35"># of hosts = </text:span><text:span text:style-name="T34">Put your answer here.</text:span></text:p>
      <text:p text:style-name="P9"/>
      <text:p text:style-name="P4">(c) <text:s/>What is the number of networks in the <text:span text:style-name="T2">u-aizu.ac.jp</text:span> domain? <text:s/>Show the command line.</text:p>
      <text:p text:style-name="P15">Command: <text:span text:style-name="T15">Put your answer here.</text:span></text:p>
      <text:p text:style-name="P15"># of networks = <text:span text:style-name="T15">Put your answer here.</text:span></text:p>
      <text:p text:style-name="P9"/>
      <text:p text:style-name="P13">(d) What is the number of hosts in your laboratory (the laboratory you are going to do your graduation research in.) Show the command line(s).</text:p>
      <text:p text:style-name="P9"/>
      <text:p text:style-name="P15">1. Find the network IP address: <text:s/><text:span text:style-name="T15">Put your answer here.</text:span></text:p>
      <text:p text:style-name="P15">Command: <text:span text:style-name="T15">Put your answer here.</text:span></text:p>
      <text:p text:style-name="P15"/>
      <text:p text:style-name="P15">2. Count the hosts: <text:span text:style-name="T15">Put your answer here.</text:span></text:p>
      <text:p text:style-name="P15">Command: <text:span text:style-name="T15">Put your answer here.</text:span></text:p>
      <text:p text:style-name="P15"><text:soft-page-break/></text:p>
      <text:p text:style-name="P4"/>
      <text:p text:style-name="P2">Problem 2 <text:span text:style-name="T9">(30 points). </text:span></text:p>
      <text:p text:style-name="P14"><text:span text:style-name="T14">The command </text:span><text:span text:style-name="T11">ping -s</text:span><text:span text:style-name="T14"> prints a report that includes the time it takes to receive a control packet from remote host (use man ping for details). Connect to the following hosts: www.google.com, yahoo.co.jp, www.chinadaily.com.cn, www.yandex.ru.</text:span></text:p>
      <text:p text:style-name="P6"/>
      <text:p text:style-name="P6">(a) What is the estimated average network latency (response time) for each site? </text:p>
      <text:p text:style-name="P31">www.google.com – <text:span text:style-name="T16">5.875 [ms]</text:span></text:p>
      <text:p text:style-name="P31">yahoo.co.jp – <text:span text:style-name="T16">8.566 [ms]</text:span></text:p>
      <text:p text:style-name="P31"><text:a xlink:type="simple" xlink:href="http://www.chinadaily.com.cn/" text:style-name="Internet_20_link" text:visited-style-name="Visited_20_Internet_20_Link"><text:span text:style-name="T36">www.chinadaily.com.cn</text:span></text:a><text:span text:style-name="T35"> – </text:span><text:span text:style-name="T17">12.917</text:span><text:span text:style-name="T17"> [</text:span><text:span text:style-name="T17">ms]</text:span></text:p>
      <text:p text:style-name="P31">www.yandex.ru – <text:span text:style-name="T16">270.248 [ms]</text:span></text:p>
      <text:p text:style-name="P6"><text:line-break/>(b) What is the estimated throughput (bandwidth) for each site? </text:p>
      <text:p text:style-name="P6">(HINT: Search for <text:span text:style-name="T35">TCP Window size)</text:span></text:p>
      <text:p text:style-name="P11"/>
      <text:p text:style-name="P25"><text:tab/><text:span text:style-name="T39">First, the value of throughput is given by this function:</text:span></text:p>
      <text:p text:style-name="P28"><text:span text:style-name="T18"><text:tab/></text:span><text:span text:style-name="Strong_20_Emphasis"><text:span text:style-name="T38">TCP-Window-Size-in-bits / Latency-in-seconds = Bits-per-second-throughput</text:span></text:span></text:p>
      <text:p text:style-name="P25"><text:tab/><text:span text:style-name="T39">This time, TCP-WINDOW-SIZE-IN-BITS is 64 KB, and Roundtrip time (latency) is above.</text:span></text:p>
      <text:p text:style-name="P25"><text:tab/>Then estimated throughput is below.</text:p>
      <text:p text:style-name="P28"><text:span text:style-name="T18"><text:tab/></text:span><text:span text:style-name="T25">www.google.com: </text:span><text:span text:style-name="T26">64[KB] / (5.875 * 10</text:span><text:span text:style-name="T23">-3</text:span><text:span text:style-name="T26">)=</text:span><text:span text:style-name="T18"> </text:span><text:span text:style-name="T20">10893.617</text:span><text:span text:style-name="T18"> [Kbytes/s]</text:span></text:p>
      <text:p text:style-name="P25"><text:tab/><text:span text:style-name="T39">yahoo.co.jp: 64[KB] / (8.566 * 10</text:span><text:span text:style-name="T8">-3</text:span><text:span text:style-name="T39">) = </text:span><text:span text:style-name="T40">7480.131</text:span> [Kbytes/s]</text:p>
      <text:p text:style-name="Text_20_body"><text:span text:style-name="T22"><text:tab/></text:span><text:span text:style-name="T25">www.chinadaily.com.cn</text:span><text:span text:style-name="T28">: </text:span><text:span text:style-name="T26">64[KB]</text:span><text:span text:style-name="T26"> / (12.917 * 10</text:span><text:span text:style-name="T23">-3</text:span><text:span text:style-name="T26">) = <text:s/></text:span><text:span text:style-name="T20">4954.711</text:span><text:span text:style-name="T18">[Kbytes/s]</text:span></text:p>
      <text:p text:style-name="Text_20_body"><text:span text:style-name="T18"><text:tab/></text:span><text:span text:style-name="T25">www.yandex.ru: </text:span><text:span text:style-name="T26">64[KB]</text:span><text:span text:style-name="T26"> / (270.248 * 10</text:span><text:span text:style-name="T23">-3</text:span><text:span text:style-name="T26">) = </text:span><text:span text:style-name="T20">236.820</text:span><text:span text:style-name="T18">[Kbytes/s]</text:span></text:p>
      <text:p text:style-name="P12"/>
      <text:p text:style-name="P18">Problem 3 <text:span text:style-name="T10">(40 points). </text:span></text:p>
      <text:p text:style-name="P17"><text:span text:style-name="T29">There is a model to predict the performance of the Ethernet in terms of the percentage of time data packets are on the net. Let </text:span><text:span text:style-name="T30">N</text:span><text:span text:style-name="T29"> be the number of systems (nodes) connected to the net and </text:span><text:span text:style-name="T30">P </text:span><text:span text:style-name="T31">be</text:span><text:span text:style-name="T29"> the probability that one system gains exclusive access at any point in time. Then,</text:span></text:p>
      <text:p text:style-name="P20"><text:soft-page-break/><draw:frame draw:style-name="fr1" draw:name="Object1" text:anchor-type="as-char" svg:width="1.2984in" svg:height="0.48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pan text:style-name="T9">(</text:span><text:span text:style-name="T3">N</text:span><text:span text:style-name="T9"> systems have 1/</text:span><text:span text:style-name="T3">N</text:span><text:span text:style-name="T9"> probability of gaining access at a time when the other </text:span><text:span text:style-name="T3">N</text:span><text:span text:style-name="T9">-1 systems, each with probability 1-1/</text:span><text:span text:style-name="T3">N</text:span><text:span text:style-name="T9">, decide not to access the net). </text:span></text:p>
      <text:p text:style-name="P3"><text:span text:style-name="T9">This definition is used to define the mean time a station must wait before it gains access. The time unit, known as a </text:span><text:span text:style-name="T3">slot time</text:span><text:span text:style-name="T9">, is the amount of time a system waits before retransmitting when it finds the network busy. The probability of waiting 0 slots is equal to </text:span><text:span text:style-name="T3">P</text:span><text:span text:style-name="T9">; the probability of waiting one slot is</text:span><text:span text:style-name="T9"><draw:frame draw:style-name="fr1" draw:name="Object2" text:anchor-type="as-char" svg:width="0.6689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. So, the probability of waiting</text:span><text:span text:style-name="T4"> i </text:span><text:span text:style-name="T33">slot</text:span><text:span text:style-name="T4"> </text:span><text:span text:style-name="T33">times is</text:span></text:p>
      <text:p text:style-name="P7"><draw:frame draw:style-name="fr1" draw:name="Object3" text:anchor-type="as-char" svg:width="1.0772in" svg:height="0.256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pan text:style-name="T33">The mean of the probability distribution over all </text:span><text:span text:style-name="T5">i</text:span><text:span text:style-name="T33"> gives the expected number of slot times a system will have to wait before acquiring exclusive access to the Ethernet: </text:span></text:p>
      <text:p text:style-name="P7"><draw:frame draw:style-name="fr1" draw:name="Object4" text:anchor-type="as-char" svg:width="0.8583in" svg:height="0.457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pan text:style-name="T33">Finally, the efficiency of the network in this model is the percentage of time there are packets on the net. Let </text:span><text:span text:style-name="T5">S</text:span><text:span text:style-name="T33"> be the packet size, in bits (the Ethernet is a bit-serial medium), let </text:span><text:span text:style-name="T5">C</text:span><text:span text:style-name="T33"> be the peak capacity (in bits per second), and let </text:span><text:span text:style-name="T5">T</text:span><text:span text:style-name="T33"> be the length of a time slot. Then the efficiency of the Ethernet is </text:span></text:p>
      <text:p text:style-name="P7"><draw:frame draw:style-name="fr1" draw:name="Object5" text:anchor-type="as-char" svg:width="1.1752in" svg:height="0.457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i.e. the time to send a packet as a fraction of the total time. </text:p>
      <text:p text:style-name="P8"/>
      <text:p text:style-name="P16"><text:span text:style-name="T32">(a)</text:span><text:span text:style-name="T33"> Fill the table which gives the efficiency of the Ethernet as function of the number of systems connected to the net (</text:span><text:span text:style-name="T5">N</text:span><text:span text:style-name="T33">=100, 200, 300, 500) and average packet size (S=100, 1000, 10000, 100000). For the slot time </text:span><text:span text:style-name="T5">T</text:span><text:span text:style-name="T33"> use 16 microseconds and set C to 10</text:span><text:span text:style-name="T7">8</text:span><text:span text:style-name="T33"> (100 Mbps).</text:span></text:p>
      <text:p text:style-name="P26"/>
      <text:p text:style-name="P24"/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21">N</text:p>
          </table:table-cell>
          <table:table-cell table:style-name="Table1.B1" table:number-columns-spanned="4" office:value-type="string">
            <text:p text:style-name="P21">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21">100</text:p>
          </table:table-cell>
          <table:table-cell table:style-name="Table1.B2" office:value-type="string">
            <text:p text:style-name="P21">1000</text:p>
          </table:table-cell>
          <table:table-cell table:style-name="Table1.B2" office:value-type="string">
            <text:p text:style-name="P21">10000</text:p>
          </table:table-cell>
          <table:table-cell table:style-name="Table1.E2" office:value-type="string">
            <text:p text:style-name="P21">100000</text:p>
          </table:table-cell>
        </table:table-row>
        <table:table-row>
          <table:table-cell table:style-name="Table1.B2" office:value-type="string">
            <text:p text:style-name="P21">100</text:p>
          </table:table-cell>
          <table:table-cell table:style-name="Table1.B3" office:value-type="float" office:value="0.035367">
            <text:p text:style-name="P30">0.035367</text:p>
          </table:table-cell>
          <table:table-cell table:style-name="Table1.B3" office:value-type="float" office:value="0.268277">
            <text:p text:style-name="P30">0.268277</text:p>
          </table:table-cell>
          <table:table-cell table:style-name="Table1.B3" office:value-type="float" office:value="0.785701">
            <text:p text:style-name="P30">0.785701</text:p>
          </table:table-cell>
          <table:table-cell table:style-name="Table1.E3" office:value-type="float" office:value="0.973449">
            <text:p text:style-name="P30">0.973449</text:p>
          </table:table-cell>
        </table:table-row>
        <table:table-row>
          <table:table-cell table:style-name="Table1.B2" office:value-type="string">
            <text:p text:style-name="P21">200</text:p>
          </table:table-cell>
          <table:table-cell table:style-name="Table1.B3" office:value-type="float" office:value="0.035231">
            <text:p text:style-name="P30">0.035231</text:p>
          </table:table-cell>
          <table:table-cell table:style-name="Table1.B3" office:value-type="float" office:value="0.267496">
            <text:p text:style-name="P30">0.267496</text:p>
          </table:table-cell>
          <table:table-cell table:style-name="Table1.B3" office:value-type="float" office:value="0.78503">
            <text:p text:style-name="P30">0.785030</text:p>
          </table:table-cell>
          <table:table-cell table:style-name="Table1.E3" office:value-type="float" office:value="0.973346">
            <text:p text:style-name="P30">0.973346</text:p>
          </table:table-cell>
        </table:table-row>
        <table:table-row>
          <table:table-cell table:style-name="Table1.B2" office:value-type="string">
            <text:p text:style-name="P21">300</text:p>
          </table:table-cell>
          <table:table-cell table:style-name="Table1.B3" office:value-type="float" office:value="0.035186">
            <text:p text:style-name="P30">0.035186</text:p>
          </table:table-cell>
          <table:table-cell table:style-name="Table1.B3" office:value-type="float" office:value="0.267237">
            <text:p text:style-name="P30">0.267237</text:p>
          </table:table-cell>
          <table:table-cell table:style-name="Table1.B3" office:value-type="float" office:value="0.784806">
            <text:p text:style-name="P30">0.784806</text:p>
          </table:table-cell>
          <table:table-cell table:style-name="Table1.E3" office:value-type="float" office:value="0.973312">
            <text:p text:style-name="P30">0.973312</text:p>
          </table:table-cell>
        </table:table-row>
        <table:table-row>
          <table:table-cell table:style-name="Table1.B2" office:value-type="string">
            <text:p text:style-name="P21">500</text:p>
          </table:table-cell>
          <table:table-cell table:style-name="Table1.B3" office:value-type="float" office:value="0.035151">
            <text:p text:style-name="P30">0.035151</text:p>
          </table:table-cell>
          <table:table-cell table:style-name="Table1.B3" office:value-type="float" office:value="0.26703">
            <text:p text:style-name="P30">0.267030</text:p>
          </table:table-cell>
          <table:table-cell table:style-name="Table1.B3" office:value-type="float" office:value="0.784628">
            <text:p text:style-name="P30">0.784628</text:p>
          </table:table-cell>
          <table:table-cell table:style-name="Table1.E3" office:value-type="float" office:value="0.973284">
            <text:p text:style-name="P30">0.973284</text:p>
          </table:table-cell>
        </table:table-row>
      </table:table>
      <text:p text:style-name="P22"/>
      <text:p text:style-name="P29">Now, value of C is 10<text:span text:style-name="T6">8</text:span> bit per second, and T is 16<text:span text:style-name="T6">-6</text:span> seconds.</text:p>
      <text:p text:style-name="P29">For example,</text:p>
      <text:p text:style-name="P29">when N = 100 and S = 100, value of P is 0.369730, W is 1.704679, and E is <text:span text:style-name="T37">0.035367</text:span></text:p>
      <text:p text:style-name="P23"/>
      <text:p text:style-name="P19"><text:soft-page-break/><text:span text:style-name="T1">(b) </text:span>For a given number of systems (nodes) on the network, is the network more efficient with long packets or short packets? Is this what you would expect?</text:p>
      <text:p text:style-name="P25">As an experiment above, the longer packet size, the better efficiency. </text:p>
      <text:p text:style-name="P25">For example, in case of N (The number of systems connected to the net) is 100, the value of Efficiency when S = 1000 is bigger than when S = 100, when S = 10000 is bigger than when S = 1000,... It means the bigger packet size S, the better efficiency 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Helvetica, Arial, sans-serif"/>
    <style:font-face style:name="Menlo-Regular" svg:font-family="Menlo-Regular"/>
    <style:font-face style:name="Roboto-Regular" svg:font-family="Roboto-Regular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Title" style:family="paragraph" style:parent-style-name="Standard" style:next-style-name="Text_20_body" style:class="chapter">
      <style:paragraph-properties loext:contextual-spacing="false"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Heading" style:display-name="List Heading" style:family="paragraph" style:parent-style-name="Standard" style:next-style-name="List_20_Contents" style:class="html">
      <style:paragraph-properties loext:contextual-spacing="false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loext:contextual-spacing="false" fo:margin-left="0.3937in" fo:margin-right="0in" fo:margin-top="0in" fo:margin-bottom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y </meta:initial-creator>
    <meta:creation-date>2010-01-13T00:34:34</meta:creation-date>
    <dc:date>2018-01-24T13:39:40</dc:date>
    <meta:editing-duration>PT9H20M49S</meta:editing-duration>
    <meta:editing-cycles>25</meta:editing-cycles>
    <meta:generator>OpenOffice/4.1.3$Unix OpenOffice.org_project/413m1$Build-9783</meta:generator>
    <dc:creator>Yuta Nemoto</dc:creator>
    <meta:printed-by>Konstantin Markov</meta:printed-by>
    <meta:print-date>2012-01-11T14:47:06</meta:print-date>
    <meta:document-statistic meta:table-count="1" meta:image-count="0" meta:object-count="5" meta:page-count="4" meta:paragraph-count="79" meta:word-count="820" meta:character-count="4679"/>
  </office:meta>
</office:document-meta>
</file>

<file path=Object 1/content.xml><?xml version="1.0" encoding="utf-8"?>
<math xmlns="http://www.w3.org/1998/Math/MathML">
  <semantics>
    <mrow>
      <mrow>
        <mi>P</mi>
        <mo stretchy="false">=</mo>
        <msup>
          <mrow>
            <mo stretchy="false">(</mo>
            <mrow>
              <mrow>
                <mn>1</mn>
                <mo stretchy="false">−</mo>
                <mfrac>
                  <mrow>
                    <mn>1</mn>
                  </mrow>
                  <mrow>
                    <mi>N</mi>
                  </mrow>
                </mfrac>
              </mrow>
            </mrow>
            <mo stretchy="false">)</mo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sup>
      </mrow>
    </mrow>
    <annotation encoding="StarMath 5.0">P=(1-{1} over {N})^(N-1) </annotation>
  </semantics>
</math>
</file>

<file path=Object 2/content.xml><?xml version="1.0" encoding="utf-8"?>
<math xmlns="http://www.w3.org/1998/Math/MathML">
  <semantics>
    <mrow>
      <mi>P</mi>
      <mrow>
        <mo stretchy="false">(</mo>
        <mrow>
          <mrow>
            <mn>1</mn>
            <mo stretchy="false">−</mo>
            <mi>P</mi>
          </mrow>
        </mrow>
        <mo stretchy="false">)</mo>
      </mrow>
    </mrow>
    <annotation encoding="StarMath 5.0">P(1-P)</annotation>
  </semantics>
</math>
</file>

<file path=Object 3/content.xml><?xml version="1.0" encoding="utf-8"?>
<math xmlns="http://www.w3.org/1998/Math/MathML">
  <semantics>
    <mrow>
      <mrow>
        <mi>p</mi>
        <mo stretchy="false">=</mo>
        <mi>P</mi>
      </mrow>
      <msup>
        <mrow>
          <mo stretchy="false">(</mo>
          <mrow>
            <mrow>
              <mn>1</mn>
              <mo stretchy="false">−</mo>
              <mi>P</mi>
            </mrow>
          </mrow>
          <mo stretchy="false">)</mo>
        </mrow>
        <mi>i</mi>
      </msup>
    </mrow>
    <annotation encoding="StarMath 5.0">p=P(1-P)^i</annotation>
  </semantics>
</math>
</file>

<file path=Object 4/content.xml><?xml version="1.0" encoding="utf-8"?>
<math xmlns="http://www.w3.org/1998/Math/MathML">
  <semantics>
    <mrow>
      <mrow>
        <mi>W</mi>
        <mo stretchy="false">=</mo>
        <mfrac>
          <mrow>
            <mrow>
              <mn>1</mn>
              <mo stretchy="false">−</mo>
              <mi>P</mi>
            </mrow>
          </mrow>
          <mrow>
            <mi>P</mi>
          </mrow>
        </mfrac>
      </mrow>
    </mrow>
    <annotation encoding="StarMath 5.0">W={1-P} over {P} </annotation>
  </semantics>
</math>
</file>

<file path=Object 5/content.xml><?xml version="1.0" encoding="utf-8"?>
<math xmlns="http://www.w3.org/1998/Math/MathML">
  <semantics>
    <mrow>
      <mrow>
        <mi>E</mi>
        <mo stretchy="false">=</mo>
        <mfrac>
          <mrow>
            <mrow>
              <mi>S</mi>
              <mo stretchy="false">/</mo>
              <mi>C</mi>
            </mrow>
          </mrow>
          <mrow>
            <mrow>
              <mi mathvariant="italic">WT</mi>
              <mo stretchy="false">+</mo>
              <mrow>
                <mi>S</mi>
                <mo stretchy="false">/</mo>
                <mi>C</mi>
              </mrow>
            </mrow>
          </mrow>
        </mfrac>
      </mrow>
    </mrow>
    <annotation encoding="StarMath 5.0">E = {S/C} over {WT+S/C} </annotation>
  </semantics>
</math>
</file>